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2461" officeooo:paragraph-rsid="000c2461"/>
    </style:style>
    <style:style style:name="P2" style:family="paragraph" style:parent-style-name="Standard">
      <style:paragraph-properties fo:text-align="start" style:justify-single-word="false"/>
      <style:text-properties officeooo:rsid="000c2461" officeooo:paragraph-rsid="000c2461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31861a" officeooo:paragraph-rsid="0031861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57954c" officeooo:paragraph-rsid="0057954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7dbbe" officeooo:paragraph-rsid="006af39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7dbbe" officeooo:paragraph-rsid="006c605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7dbbe" officeooo:paragraph-rsid="006dc36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7dbbe" officeooo:paragraph-rsid="006e094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7dbbe" officeooo:paragraph-rsid="006f2c6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7dbbe" officeooo:paragraph-rsid="0070ca9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7dbbe" officeooo:paragraph-rsid="0071387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7dbbe" officeooo:paragraph-rsid="0071a4f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7dbbe" officeooo:paragraph-rsid="00723dc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7dbbe" officeooo:paragraph-rsid="00591bc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aba26" officeooo:paragraph-rsid="005e627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aba26" officeooo:paragraph-rsid="0060586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aba26" officeooo:paragraph-rsid="0062049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aba26" officeooo:paragraph-rsid="007ad47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aba26" officeooo:paragraph-rsid="007e127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aba26" officeooo:paragraph-rsid="008c09f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aba26" officeooo:paragraph-rsid="0090193d" style:font-weight-asian="normal" style:font-weight-complex="normal"/>
    </style:style>
    <style:style style:name="P22" style:family="paragraph" style:parent-style-name="Standard">
      <style:text-properties fo:font-weight="normal" officeooo:rsid="002aba26" officeooo:paragraph-rsid="0087782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affb6" officeooo:paragraph-rsid="0062099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affb6" officeooo:paragraph-rsid="0065a579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affb6" officeooo:paragraph-rsid="006706c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2affb6" officeooo:paragraph-rsid="0067be54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2affb6" officeooo:paragraph-rsid="0069d10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2affb6" officeooo:paragraph-rsid="006a2879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2affb6" officeooo:paragraph-rsid="007e127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2affb6" officeooo:paragraph-rsid="008632ec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2affb6" officeooo:paragraph-rsid="008daa8a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2affb6" officeooo:paragraph-rsid="00644817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2affb6" officeooo:paragraph-rsid="006818f7" style:font-weight-asian="normal" style:font-weight-complex="normal"/>
    </style:style>
    <style:style style:name="P34" style:family="paragraph" style:parent-style-name="Standard">
      <style:text-properties fo:font-weight="normal" officeooo:rsid="002affb6" officeooo:paragraph-rsid="0087782f" style:font-weight-asian="normal" style:font-weight-complex="normal"/>
    </style:style>
    <style:style style:name="P35" style:family="paragraph" style:parent-style-name="Standard">
      <style:text-properties fo:font-weight="normal" officeooo:rsid="002affb6" officeooo:paragraph-rsid="0090d1de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297310" officeooo:paragraph-rsid="00726fb9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297310" officeooo:paragraph-rsid="00757212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297310" officeooo:paragraph-rsid="0076efa5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297310" officeooo:paragraph-rsid="00941187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297310" officeooo:paragraph-rsid="00934500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9be9f2" officeooo:paragraph-rsid="009be9f2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bold" officeooo:rsid="0031861a" officeooo:paragraph-rsid="0031861a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weight="bold" officeooo:rsid="0057954c" officeooo:paragraph-rsid="0057954c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weight="bold" officeooo:rsid="0057954c" officeooo:paragraph-rsid="007e1272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officeooo:rsid="002affb6" officeooo:paragraph-rsid="006818f7"/>
    </style:style>
    <style:style style:name="P46" style:family="paragraph" style:parent-style-name="Heading_20_3">
      <style:text-properties officeooo:rsid="007cebfe" officeooo:paragraph-rsid="007cebfe"/>
    </style:style>
    <style:style style:name="P47" style:family="paragraph" style:parent-style-name="Heading_20_3">
      <style:text-properties officeooo:paragraph-rsid="00848438"/>
    </style:style>
    <style:style style:name="P48" style:family="paragraph" style:parent-style-name="Heading_20_3">
      <style:text-properties officeooo:rsid="0087782f" officeooo:paragraph-rsid="0087782f"/>
    </style:style>
    <style:style style:name="T1" style:family="text">
      <style:text-properties officeooo:rsid="00138897"/>
    </style:style>
    <style:style style:name="T2" style:family="text">
      <style:text-properties officeooo:rsid="00530aba"/>
    </style:style>
    <style:style style:name="T3" style:family="text">
      <style:text-properties officeooo:rsid="00544cdc"/>
    </style:style>
    <style:style style:name="T4" style:family="text">
      <style:text-properties officeooo:rsid="0057954c"/>
    </style:style>
    <style:style style:name="T5" style:family="text">
      <style:text-properties officeooo:rsid="0081c4e9"/>
    </style:style>
    <style:style style:name="T6" style:family="text">
      <style:text-properties officeooo:rsid="00887547"/>
    </style:style>
    <style:style style:name="T7" style:family="text">
      <style:text-properties officeooo:rsid="00899f81"/>
    </style:style>
    <style:style style:name="T8" style:family="text">
      <style:text-properties officeooo:rsid="009580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Geometry</text:span> 2016-2017</text:p>
      <text:p text:style-name="P1"/>
      <text:p text:style-name="P1">Yap Seventh-Day Adventist School</text:p>
      <text:p text:style-name="P1"/>
      <text:p text:style-name="P1">Yearly Lesson Outline with NAD Standards</text:p>
      <text:p text:style-name="P1"/>
      <text:p text:style-name="P1">Holt McDougal Larson <text:span text:style-name="T3">Geometry</text:span>, <text:span text:style-name="T1">Common Core Edition</text:span></text:p>
      <text:p text:style-name="P2"/>
      <text:h text:style-name="Heading_20_3" text:outline-level="3">Quarter 1</text:h>
      <text:p text:style-name="P42">Chapter 1 – <text:span text:style-name="T4">Essentials of Geometry</text:span></text:p>
      <text:p text:style-name="P14">GM.4.1 – Demonstrate understanding of undefined terms (point, line, plane, and space).</text:p>
      <text:p text:style-name="P41">GM.4.3 – Understand how basic mathematical systems are built (observation, hypotheses, theorems, laws, etc.).</text:p>
      <text:p text:style-name="P7">GM.4.4 – Characterize and classify objects (angles, polygons, polyhedral, circles, and spheres).</text:p>
      <text:p text:style-name="P40">GM.5.1 – Specify spatial relationships using coordinate geometry.</text:p>
      <text:p text:style-name="P15">GM.6.1 – Apply coordinate geometry and algebraic formulas to verify characteristics of geometric figures.</text:p>
      <text:p text:style-name="P3"/>
      <text:p text:style-name="P43">Chapter 2 – Reasoning and Proof</text:p>
      <text:p text:style-name="P6">GM.4.2 – Interpret properties and relationships among figures using inductive and deductive reasoning.</text:p>
      <text:p text:style-name="P5">GM.4.3 – Understand how basic mathematical systems are built (observation, hypotheses, theorems, laws, etc.).</text:p>
      <text:p text:style-name="P23">GM.7.1 – Investigate, apply and prove properties and theorems.</text:p>
      <text:p text:style-name="P30">GM.7.3 – Predict patterns and generalize trends.</text:p>
      <text:p text:style-name="P23"/>
      <text:p text:style-name="P44">Chapter 3 – Parallel and Perpendicular Lines</text:p>
      <text:p text:style-name="P19">GM.6.1 – Apply coordinate geometry and algebraic formulas to verify characteristics of geometric figures.</text:p>
      <text:p text:style-name="P29">GM.7.1 – Investigate, apply and prove properties and theorems.</text:p>
      <text:h text:style-name="P46" text:outline-level="3">Quarter 2</text:h>
      <text:p text:style-name="P43">Chapter 4 – Congruent Triangles</text:p>
      <text:p text:style-name="P8">GM.4.4 – Characterize and classify objects (angles, polygons, polyhedral, circles, and spheres).</text:p>
      <text:p text:style-name="P37">GM.5.3 – Verify similarity and congruence of geometric figures.</text:p>
      <text:p text:style-name="P32">GM.7.1 – Investigate, apply and prove properties and theorems.</text:p>
      <text:p text:style-name="P32"/>
      <text:p text:style-name="P43">Chapter 5 – Relationships within Triangles</text:p>
      <text:p text:style-name="P9">GM.4.4 – Characterize and classify objects (angles, polygons, polyhedral, circles, and spheres).</text:p>
      <text:p text:style-name="P16">GM.6.1 – Apply coordinate geometry and algebraic formulas to verify characteristics of geometric figures.</text:p>
      <text:p text:style-name="P24">GM.7.1 – Investigate, apply and prove properties and theorems.</text:p>
      <text:p text:style-name="P4"/>
      <text:p text:style-name="P43">Chapter 6 – Similarity</text:p>
      <text:p text:style-name="P9">GM.4.4 – Characterize and classify objects (angles, polygons, polyhedral, circles, and spheres).</text:p>
      <text:p text:style-name="P38">GM.5.3 – Verify similarity and congruence of geometric figures.</text:p>
      <text:p text:style-name="P21">GM.6.2 – Select and use an appropriate direct or indirect method of measurement.</text:p>
      <text:p text:style-name="P25">GM.7.1 – Investigate, apply and prove properties and theorems.</text:p>
      <text:h text:style-name="Heading_20_3" text:outline-level="3"><text:soft-page-break/>Quarter 3</text:h>
      <text:p text:style-name="P43">Chapter 7 – Right Triangles and Trigonometry</text:p>
      <text:p text:style-name="P10">GM.4.4 – Characterize and classify objects (angles, polygons, polyhedral, circles, and spheres).</text:p>
      <text:p text:style-name="P18">GM.6.4 – Use trigonometric equations to solve triangles and find areas.</text:p>
      <text:p text:style-name="P26">GM.7.1 – Investigate, apply and prove properties and theorems.</text:p>
      <text:p text:style-name="P4"/>
      <text:p text:style-name="P43">Chapter 8 – Quadrilaterals</text:p>
      <text:p text:style-name="P11">GM.4.4 – Characterize and classify objects (angles, polygons, polyhedral, circles, and spheres).</text:p>
      <text:p text:style-name="P17">GM.6.1 – Apply coordinate geometry and algebraic formulas to verify characteristics of geometric figures.</text:p>
      <text:p text:style-name="P33">GM.7.1 – Investigate, apply and prove properties and theorems.</text:p>
      <text:p text:style-name="P45"/>
      <text:p text:style-name="P43">Chapter 9 – Properties of Transformations</text:p>
      <text:p text:style-name="P12">GM.4.5 – Recognize various types of symmetry and transformations.</text:p>
      <text:p text:style-name="P39">GM.5.1 – Specify spatial relationships using coordinate geometry.</text:p>
      <text:p text:style-name="P27">GM.7.1 – Investigate, apply and prove properties and theorems.</text:p>
      <text:h text:style-name="P47" text:outline-level="3">Quarter 4</text:h>
      <text:p text:style-name="P43">Chapter 10 – Properties of Circles</text:p>
      <text:p text:style-name="P13">GM.4.4 – Characterize and classify objects (angles, polygons, polyhedral, circles, and spheres).</text:p>
      <text:p text:style-name="P36">GM.5.2 – Identify measurable attributes of figures and objects.</text:p>
      <text:p text:style-name="P20">GM.6.2 – Select and use an appropriate direct or indirect method of measurement.</text:p>
      <text:p text:style-name="P28">GM.7.1 – Investigate, apply and prove properties and theorems.</text:p>
      <text:p text:style-name="P4"/>
      <text:p text:style-name="P43">Chapter 11 – Measurements of Figures and Solids</text:p>
      <text:p text:style-name="P13">GM.4.4 – Characterize and classify objects (angles, polygons, polyhedral, circles, and spheres).</text:p>
      <text:p text:style-name="P36">GM.5.2 – Identify measurable attributes of figures and objects.</text:p>
      <text:p text:style-name="P20">GM.6.1 – Apply coordinate geometry and algebraic formulas to verify characteristics of geometric figures.</text:p>
      <text:p text:style-name="P20">GM.6.2 – Select and use an appropriate direct or indirect method of measurement.</text:p>
      <text:p text:style-name="P20">GM.6.3 – Construct geometric figures and objects.</text:p>
      <text:p text:style-name="P31">GM.7.1 – Investigate, apply and prove properties and theorems.</text:p>
      <text:h text:style-name="P48" text:outline-level="3"><text:span text:style-name="T8">Based on the s</text:span>election of problems throughout:</text:h>
      <text:p text:style-name="P22"><text:span text:style-name="T6">Word problems: </text:span>GM.6.5 – Apply geometric methods to solve real-life problems.</text:p>
      <text:p text:style-name="P34"><text:span text:style-name="T7">Problems with data, graphs, ...: </text:span>GM.7.2 – Find and interpret information from graphs, charts, and numerical data.</text:p>
      <text:p text:style-name="P35">GM.7.4 – Make conjectures regarding meaning, utility, and reasonableness of findings in a variety of situations, including those carried out by technolog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4T10:33:34.274408470</meta:creation-date>
    <dc:date>2016-08-18T20:54:20.866380069</dc:date>
    <meta:editing-duration>PT3H16M46S</meta:editing-duration>
    <meta:editing-cycles>152</meta:editing-cycles>
    <meta:generator>LibreOffice/5.0.6.3$Linux_X86_64 LibreOffice_project/00m0$Build-3</meta:generator>
    <meta:document-statistic meta:table-count="0" meta:image-count="0" meta:object-count="0" meta:page-count="2" meta:paragraph-count="63" meta:word-count="529" meta:character-count="4136" meta:non-whitespace-character-count="3616"/>
  </office:meta>
</office:document-meta>
</file>